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gradient" draw:fill-gradient-name="Gradient_20_Blue" draw:textarea-horizontal-align="justify" draw:textarea-vertical-align="middle" draw:auto-grow-height="false"/>
    </style:style>
    <style:style style:name="gr3" style:family="graphic" style:parent-style-name="standard">
      <style:graphic-properties draw:fill="gradient" draw:fill-gradient-name="Gradient_20_Green"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gradient" draw:fill-gradient-name="Gradient_20_Orang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="gradient" draw:fill-gradient-name="Gradient_20_Blu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8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color="#4c4c4c" fo:font-size="24pt" fo:font-style="normal" fo:text-shadow="none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/>
    </style:style>
    <style:style style:name="T3" style:family="text">
      <style:text-properties fo:color="#4c4c4c" fo:font-size="24pt" fo:font-style="normal" fo:text-shadow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office:forms form:automatic-focus="false" form:apply-design-mode="false"/>
        <draw:custom-shape draw:style-name="gr1" draw:text-style-name="P1" draw:layer="layout" svg:width="13.97cm" svg:height="10.795cm" svg:x="2.54cm" svg:y="2.54cm">
          <text:p/>
          <draw:enhanced-geometry svg:viewBox="0 0 21600 21600" draw:path-stretchpoint-x="10800" draw:path-stretchpoint-y="10800" draw:text-areas="?f3 ?f4 ?f5 ?f6" draw:type="round-rectangle" draw:modifiers="1285.660298131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445cm" svg:height="9.525cm" svg:x="3.175cm" svg:y="3.175cm">
          <text:p text:style-name="P1"><text:span text:style-name="T1">S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62cm" svg:height="1.905cm" svg:x="8.255cm" svg:y="3.175cm">
          <text:p text:style-name="P1"><text:span text:style-name="T2">Bootstr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62cm" svg:height="1.905cm" svg:x="8.255cm" svg:y="10.795cm">
          <text:p text:style-name="P1"><text:span text:style-name="T2">Manag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62cm" svg:height="1.905cm" svg:x="8.255cm" svg:y="5.715cm">
          <text:p text:style-name="P1"><text:span text:style-name="T2">Framework Integ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62cm" svg:height="1.905cm" svg:x="8.255cm" svg:y="8.255cm">
          <text:p text:style-name="P1"><text:span text:style-name="T2">Common Servi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21">
        <office:forms form:automatic-focus="false" form:apply-design-mode="false"/>
        <draw:custom-shape draw:style-name="gr1" draw:text-style-name="P1" draw:layer="layout" svg:width="23.495cm" svg:height="13.97cm" svg:x="2.54cm" svg:y="3.175cm">
          <text:p/>
          <draw:enhanced-geometry svg:viewBox="0 0 21600 21600" draw:path-stretchpoint-x="10800" draw:path-stretchpoint-y="10800" draw:text-areas="?f3 ?f4 ?f5 ?f6" draw:type="round-rectangle" draw:modifiers="1285.660298131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2.225cm" svg:height="3.175cm" svg:x="3.175cm" svg:y="13.335cm">
          <text:p text:style-name="P1"><text:span text:style-name="T1">OSGi Frame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08cm" svg:height="1.905cm" svg:x="3.175cm" svg:y="10.795cm">
          <text:p text:style-name="P1">Logg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08cm" svg:height="1.905cm" svg:x="8.89cm" svg:y="10.795cm">
          <text:p text:style-name="P1">ConfigAdm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08cm" svg:height="1.905cm" svg:x="14.605cm" svg:y="10.795cm">
          <text:p text:style-name="P1">Http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08cm" svg:height="1.905cm" svg:x="3.175cm" svg:y="5.715cm">
          <text:p text:style-name="P1">HotDeplo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08cm" svg:height="1.905cm" svg:x="3.175cm" svg:y="8.255cm">
          <text:p text:style-name="P1">SAX/DO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08cm" svg:height="1.905cm" svg:x="8.89cm" svg:y="8.255cm">
          <text:p text:style-name="P1">JAX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08cm" svg:height="1.905cm" svg:x="14.605cm" svg:y="8.255cm">
          <text:p text:style-name="P1">JND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08cm" svg:height="1.905cm" svg:x="20.32cm" svg:y="8.255cm">
          <text:p text:style-name="P1">JM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08cm" svg:height="1.905cm" svg:x="14.605cm" svg:y="5.715cm">
          <text:p text:style-name="P1">Microcontai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08cm" svg:height="1.905cm" svg:x="20.32cm" svg:y="5.715cm">
          <text:p text:style-name="P1">HuskyTes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1.43cm" svg:height="1.195cm" svg:x="7.941cm" svg:y="3.944cm">
          <draw:text-box>
            <text:p text:style-name="P1"><text:span text:style-name="T3">JBoss OSGi Runtime</text:span></text:p>
          </draw:text-box>
        </draw:frame>
        <draw:custom-shape draw:style-name="gr5" draw:text-style-name="P1" draw:layer="layout" svg:width="5.08cm" svg:height="1.905cm" svg:x="20.32cm" svg:y="10.795cm">
          <text:p text:style-name="P1">Web Conso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08cm" svg:height="1.905cm" svg:x="8.89cm" svg:y="5.715cm">
          <text:p text:style-name="P1">Bluepr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21">
        <office:forms form:automatic-focus="false" form:apply-design-mode="false"/>
        <draw:custom-shape draw:style-name="gr1" draw:text-style-name="P1" draw:layer="layout" svg:width="24.765cm" svg:height="17.78cm" svg:x="1.27cm" svg:y="1.27cm">
          <text:p/>
          <draw:enhanced-geometry svg:viewBox="0 0 21600 21600" draw:path-stretchpoint-x="10800" draw:path-stretchpoint-y="10800" draw:text-areas="?f3 ?f4 ?f5 ?f6" draw:type="round-rectangle" draw:modifiers="1285.660298131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2.065cm" svg:height="10.795cm" svg:x="12.7cm" svg:y="3.81cm">
          <text:p/>
          <draw:enhanced-geometry svg:viewBox="0 0 21600 21600" draw:path-stretchpoint-x="10800" draw:path-stretchpoint-y="10800" draw:text-areas="?f3 ?f4 ?f5 ?f6" draw:type="round-rectangle" draw:modifiers="1118.642288513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5.08cm" svg:height="1.905cm" svg:x="19.05cm" svg:y="12.065cm">
          <text:p text:style-name="P1"><text:span text:style-name="T2">Logg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5.08cm" svg:height="1.905cm" svg:x="13.335cm" svg:y="12.065cm">
          <text:p text:style-name="P1"><text:span text:style-name="T2">ConfigAdm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5.08cm" svg:height="1.905cm" svg:x="13.335cm" svg:y="9.525cm">
          <text:p text:style-name="P1"><text:span text:style-name="T2">Http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9.525cm" svg:height="1.27cm" svg:x="2.54cm" svg:y="13.335cm">
          <text:p text:style-name="P1"><text:span text:style-name="T2">Deploy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445cm" svg:height="1.27cm" svg:x="2.54cm" svg:y="11.43cm">
          <text:p text:style-name="P1"><text:span text:style-name="T2">J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445cm" svg:height="1.27cm" svg:x="7.62cm" svg:y="9.525cm">
          <text:p text:style-name="P1"><text:span text:style-name="T2">JND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445cm" svg:height="1.27cm" svg:x="7.62cm" svg:y="7.62cm">
          <text:p text:style-name="P1"><text:span text:style-name="T2">J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2.86cm" svg:height="3.175cm" svg:x="2.54cm" svg:y="15.24cm">
          <text:p text:style-name="P1"><text:span text:style-name="T2">Microcontai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1.43cm" svg:height="1.195cm" svg:x="8.255cm" svg:y="1.905cm">
          <draw:text-box>
            <text:p text:style-name="P1"><text:span text:style-name="T3">JBossAS</text:span></text:p>
          </draw:text-box>
        </draw:frame>
        <draw:custom-shape draw:style-name="gr5" draw:text-style-name="P3" draw:layer="layout" svg:width="5.08cm" svg:height="1.905cm" svg:x="19.05cm" svg:y="9.525cm">
          <text:p text:style-name="P1"><text:span text:style-name="T2">Web Conso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08cm" svg:height="1.905cm" svg:x="19.05cm" svg:y="6.985cm">
          <text:p text:style-name="P1"><text:span text:style-name="T2">Bluepr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445cm" svg:height="1.27cm" svg:x="2.54cm" svg:y="7.62cm">
          <text:p text:style-name="P1"><text:span text:style-name="T2">EJ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445cm" svg:height="1.27cm" svg:x="2.54cm" svg:y="9.525cm">
          <text:p text:style-name="P1"><text:span text:style-name="T2">JM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445cm" svg:height="1.27cm" svg:x="7.62cm" svg:y="11.43cm">
          <text:p text:style-name="P1"><text:span text:style-name="T2">JP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10.795cm" svg:height="1.83cm" svg:x="13.335cm" svg:y="4.445cm">
          <draw:text-box>
            <text:p text:style-name="P1"><text:span text:style-name="T3">OSGi</text:span></text:p>
          </draw:text-box>
        </draw:frame>
        <draw:custom-shape draw:style-name="gr3" draw:text-style-name="P3" draw:layer="layout" svg:width="4.445cm" svg:height="1.27cm" svg:x="2.54cm" svg:y="5.715cm">
          <text:p text:style-name="P1"><text:span text:style-name="T2">W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445cm" svg:height="1.27cm" svg:x="7.62cm" svg:y="5.715cm">
          <text:p text:style-name="P1"><text:span text:style-name="T2">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445cm" svg:height="1.27cm" svg:x="2.541cm" svg:y="5.715cm">
          <text:p text:style-name="P1"><text:span text:style-name="T2">WS/R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445cm" svg:height="1.27cm" svg:x="2.54cm" svg:y="3.81cm">
          <text:p text:style-name="P1"><text:span text:style-name="T2">Rules/BP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445cm" svg:height="1.27cm" svg:x="7.62cm" svg:y="3.81cm">
          <text:p text:style-name="P1"><text:span text:style-name="T2">A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21">
        <office:forms form:automatic-focus="false" form:apply-design-mode="false"/>
        <draw:custom-shape draw:style-name="gr1" draw:text-style-name="P1" draw:layer="layout" svg:width="22.225cm" svg:height="17.78cm" svg:x="1.27cm" svg:y="1.27cm">
          <text:p/>
          <draw:enhanced-geometry svg:viewBox="0 0 21600 21600" draw:path-stretchpoint-x="10800" draw:path-stretchpoint-y="10800" draw:text-areas="?f3 ?f4 ?f5 ?f6" draw:type="round-rectangle" draw:modifiers="1285.660298131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505cm" svg:height="1.27cm" svg:x="17.78cm" svg:y="9.525cm">
          <text:p text:style-name="P1"><text:span text:style-name="T2">ConfigAdm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445cm" svg:height="1.27cm" svg:x="17.78cm" svg:y="11.43cm">
          <text:p text:style-name="P1"><text:span text:style-name="T2">Http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9.685cm" svg:height="1.27cm" svg:x="2.54cm" svg:y="13.335cm">
          <text:p text:style-name="P1"><text:span text:style-name="T2">Deploy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445cm" svg:height="1.27cm" svg:x="2.54cm" svg:y="11.43cm">
          <text:p text:style-name="P1"><text:span text:style-name="T2">J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445cm" svg:height="1.27cm" svg:x="7.62cm" svg:y="9.525cm">
          <text:p text:style-name="P1"><text:span text:style-name="T2">JND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445cm" svg:height="1.27cm" svg:x="7.62cm" svg:y="7.62cm">
          <text:p text:style-name="P1"><text:span text:style-name="T2">J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9.685cm" svg:height="3.175cm" svg:x="2.54cm" svg:y="15.24cm">
          <text:p text:style-name="P1"><text:span text:style-name="T2">Microcontai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1.43cm" svg:height="1.195cm" svg:x="6.985cm" svg:y="1.905cm">
          <draw:text-box>
            <text:p text:style-name="P1"><text:span text:style-name="T3">OSGi enabled AS</text:span></text:p>
          </draw:text-box>
        </draw:frame>
        <draw:custom-shape draw:style-name="gr5" draw:text-style-name="P3" draw:layer="layout" svg:width="4.445cm" svg:height="1.27cm" svg:x="12.7cm" svg:y="9.525cm">
          <text:p text:style-name="P1"><text:span text:style-name="T2">Web Conso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445cm" svg:height="1.27cm" svg:x="2.54cm" svg:y="7.62cm">
          <text:p text:style-name="P1"><text:span text:style-name="T2">EJ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445cm" svg:height="1.27cm" svg:x="2.54cm" svg:y="9.525cm">
          <text:p text:style-name="P1"><text:span text:style-name="T2">JM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445cm" svg:height="1.27cm" svg:x="7.62cm" svg:y="11.43cm">
          <text:p text:style-name="P1"><text:span text:style-name="T2">JP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445cm" svg:height="1.27cm" svg:x="2.54cm" svg:y="5.715cm">
          <text:p text:style-name="P1"><text:span text:style-name="T2">W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445cm" svg:height="1.27cm" svg:x="12.7cm" svg:y="5.715cm">
          <text:p text:style-name="P1"><text:span text:style-name="T2">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445cm" svg:height="1.27cm" svg:x="2.541cm" svg:y="5.715cm">
          <text:p text:style-name="P1"><text:span text:style-name="T2">WS/R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445cm" svg:height="1.27cm" svg:x="7.62cm" svg:y="5.715cm">
          <text:p text:style-name="P1"><text:span text:style-name="T2">Rules/BP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445cm" svg:height="1.27cm" svg:x="2.54cm" svg:y="3.81cm">
          <text:p text:style-name="P1"><text:span text:style-name="T2">A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445cm" svg:height="1.27cm" svg:x="12.7cm" svg:y="11.43cm">
          <text:p text:style-name="P1">Logg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445cm" svg:height="1.27cm" svg:x="12.7cm" svg:y="7.62cm">
          <text:p text:style-name="P1">SAX/DO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445cm" svg:height="1.27cm" svg:x="17.78cm" svg:y="7.62cm">
          <text:p text:style-name="P1">JAX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445cm" svg:height="1.27cm" svg:x="17.78cm" svg:y="5.715cm">
          <text:p text:style-name="P1">Bluepr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Blue" draw:display-name="Gradient Blue" draw:style="linear" draw:start-color="#ffffff" draw:end-color="#0093d9" draw:start-intensity="100%" draw:end-intensity="100%" draw:angle="0" draw:border="0%"/>
    <draw:gradient draw:name="Gradient_20_Green" draw:display-name="Gradient Green" draw:style="linear" draw:start-color="#ffffff" draw:end-color="#33cc66" draw:start-intensity="100%" draw:end-intensity="100%" draw:angle="0" draw:border="0%"/>
    <draw:gradient draw:name="Gradient_20_Orange" draw:display-name="Gradient Orange" draw:style="linear" draw:start-color="#ffffff" draw:end-color="#ff8d00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homas</meta:initial-creator>
    <meta:creation-date>2009-06-02T22:49:58</meta:creation-date>
    <meta:editing-duration>PT09H05M27S</meta:editing-duration>
    <meta:editing-cycles>9</meta:editing-cycles>
    <dc:date>2009-12-07T14:35:26</dc:date>
    <meta:generator>OpenOffice.org/3.1$Linux OpenOffice.org_project/310m19$Build-9420</meta:generator>
    <meta:document-statistic meta:object-count="94"/>
    <meta:user-defined meta:name="Info 1"/>
    <meta:user-defined meta:name="Info 2"/>
    <meta:user-defined meta:name="Info 3"/>
    <meta:user-defined meta:name="Info 4"/>
  </office:meta>
</office:document-meta>
</file>